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12.13   |   <text:a xlink:type="simple" xlink:href="http://palinfo.habago.org/Entry?Command=Information_PrintForum#FORUM40407"><text:span text:style-name="T1">#</text:span></text:a></text:p>
      <text:p text:style-name="P2">在牠們有需要時，為牠們服務～～聖方濟（St. Francis of Assisi，1181-1226）</text:p>
      <text:p text:style-name="P2">「不要傷害我們卑微的兄弟—動物，乃是首要責任，但這樣還不夠，我們還有更高的任務—在牠們有需要時，為牠們服務。」～～聖方濟（1181-1226）【陳真按：聖方濟是天主教聖徒，耶穌般不可思議的人物，其良善令人五體投地。出身富豪，悟道後終生守貧。Emir Kusturica最仰慕的人之一。】</text:p>
      <text:p text:style-name="P2"/>
      <text:p text:style-name="P2">Not to hurt our humble brethren [the animals] is our first duty to them. But to stop there is not enough: we have a higher mission-to be of service to them whenever they require it.～～St. Francis of Assisi（1181-1226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